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34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335" draw:master-page-name="Master1-Layout2-obj-Title-and-Content" presentation:presentation-page-layout-name="Master1-PPL2" draw:id="Slide-257">
        <draw:frame draw:id="id63" presentation:style-name="a361" draw:name="Content Placeholder 2" svg:x="0in" svg:y="0.36232in" svg:width="13.33333in" svg:height="7.34783in" presentation:class="outline" presentation:placeholder="false">
          <draw:text-box>
            <text:list text:style-name="a338">
              <text:list-item>
                <text:p text:style-name="a337" text:class-names="" text:cond-style-name=""><text:span text:style-name="a336" text:class-names="">The objective of my final year project is to generate a detailed requirement specification document to elicit requirements for development of an alert monitoring system for Dementia people.</text:span></text:p>
              </text:list-item>
            </text:list>
            <text:list text:style-name="a341">
              <text:list-item>
                <text:p text:style-name="a340" text:class-names="" text:cond-style-name=""><text:span text:style-name="a339" text:class-names="">This project if implemented will allow users to be getting alert messages when leaving their homes or when going to bed about the security and safety measures in their homes.</text:span></text:p>
              </text:list-item>
            </text:list>
            <text:list text:style-name="a346">
              <text:list-item>
                <text:p text:style-name="a345" text:class-names="" text:cond-style-name=""><text:span text:style-name="a342" text:class-names="">This project should be tried because from my<text:s text:c="1"/></text:span><text:span text:style-name="a343" text:class-names="">research, there is<text:s text:c="1"/></text:span><text:span text:style-name="a344" text:class-names="">a gap in the market to replace prompt and drop methods with technology.</text:span></text:p>
              </text:list-item>
            </text:list>
            <text:list text:style-name="a349">
              <text:list-item>
                <text:p text:style-name="a348" text:class-names="" text:cond-style-name=""><text:span text:style-name="a347" text:class-names="">This project will be a challenge because of the ethic issues surrounding projects which involves human and the complexity of the information available about dementia.</text:span></text:p>
              </text:list-item>
            </text:list>
            <text:list text:style-name="a354">
              <text:list-item>
                <text:p text:style-name="a353" text:class-names="" text:cond-style-name=""><text:span text:style-name="a350" text:class-names="">I am not inventing a wheel here but rather improving the<text:s text:c="1"/></text:span><text:span text:style-name="a351" text:class-names="">exixting</text:span><text:span text:style-name="a352" text:class-names=""><text:s text:c="1"/>methods.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>Thank you for your attention</text:span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5/10/2018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5/10/2018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5/10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5/10/2018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5/10/2018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5/10/2018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5/10/2018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5/10/2018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5/10/2018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5/10/2018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5/10/2018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5/10/2018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Steven Kawala</meta:initial-creator>
    <dc:creator>Steven Kawala</dc:creator>
    <meta:creation-date>2018-10-04T19:49:38Z</meta:creation-date>
    <dc:date>2018-10-05T07:44:48Z</dc:date>
    <meta:template xlink:href="Office%20Theme" xlink:type="simple"/>
    <meta:editing-cycles>2</meta:editing-cycles>
    <meta:editing-duration>PT1510S</meta:editing-duration>
    <meta:document-statistic meta:paragraph-count="6" meta:word-count="131"/>
  </office:meta>
</office:document-meta>
</file>